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style:text-autospace="none"/>
      <style:text-properties fo:color="#000000" fo:font-family="Calibri" style:font-family-generic="swiss" fo:font-size="40pt" fo:font-weight="bold" style:letter-kerning="true" style:font-size-asian="40pt" style:font-weight-asian="bold" style:font-family-complex="Calibri" style:font-family-generic-complex="swiss" style:font-size-complex="40pt" style:font-weight-complex="bold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40pt" fo:font-style="normal" fo:font-weight="bold" style:font-size-asian="40pt" style:font-size-complex="4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0pt" fo:font-style="normal" fo:font-weight="bold" style:font-size-asian="40pt" style:font-size-complex="40pt"/>
    </style:style>
    <style:style style:name="T2" style:family="text">
      <style:text-properties fo:color="#ffffff" style:text-outline="false" style:text-line-through-style="none" fo:font-family="'Arial Black'" style:font-family-generic="swiss" style:font-pitch="variable" fo:font-size="40pt" fo:font-style="normal" fo:text-shadow="none" style:text-underline-style="none" fo:font-weight="bold" style:letter-kerning="true" style:font-family-asian="'Lucida Sans Unicode'" style:font-pitch-asian="variable" style:font-size-asian="40pt" style:font-style-asian="normal" style:font-weight-asian="bold" style:font-family-complex="Calibri" style:font-family-generic-complex="swiss" style:font-size-complex="40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płynąć chcę na wody głębię</text:span><text:span text:style-name="T1"><text:line-break/></text:span><text:span text:style-name="T1">Gdzie wzywasz mnie, w nieznany świat</text:span><text:span text:style-name="T1"><text:line-break/></text:span><text:span text:style-name="T1">I tam znajduję Twą obecność</text:span><text:span text:style-name="T1"><text:line-break/></text:span><text:span text:style-name="T1">Gdzie dla mych stóp oparcia bra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2">Odpowiesz, gdy zawołam Cię</text:span><text:span text:style-name="T2"><text:line-break/></text:span><text:span text:style-name="T1">i z Tobą już nie lękam się</text:span><text:span text:style-name="T1"><text:line-break/></text:span><text:span text:style-name="T1">wzburzonych wód</text:span><text:span text:style-name="T1"><text:line-break/></text:span><text:span text:style-name="T1">Ma dusza w Tobie spocznie bo</text:span><text:span text:style-name="T1"><text:line-break/></text:span><text:span text:style-name="T1">Tyś Bogiem mym, ja jestem Twój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2">Potężna ręka Twa mnie wiedzie</text:span><text:span text:style-name="T2"><text:line-break/></text:span><text:span text:style-name="T1">A łaska Twa nade mną jest</text:span><text:span text:style-name="T1"><text:line-break/></text:span><text:span text:style-name="T1">Choć duszę mą ogarnia ciemność</text:span><text:span text:style-name="T1"><text:line-break/></text:span><text:span text:style-name="T1">Ty nigdy nie zawiedziesz mn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2">Odpowiesz, gdy zawołam Cię</text:span><text:span text:style-name="T2"><text:line-break/></text:span><text:span text:style-name="T1">i z Tobą już nie lękam się</text:span><text:span text:style-name="T1"><text:line-break/></text:span><text:span text:style-name="T1">wzburzonych wód</text:span><text:span text:style-name="T1"><text:line-break/></text:span><text:span text:style-name="T1">Ma dusza w Tobie spocznie bo</text:span><text:span text:style-name="T1"><text:line-break/></text:span><text:span text:style-name="T1">Tyś Bogiem mym, ja jestem Twój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2">Niech Twój Święty Duch prowadzi moje stopy</text:span><text:span text:style-name="T2"><text:line-break/></text:span><text:span text:style-name="T1">Pragnę kroczyć dziś po wodzie</text:span><text:span text:style-name="T1"><text:line-break/></text:span><text:span text:style-name="T1">Tam, gdzie Twój głos mnie wzywa.</text:span><text:span text:style-name="T1"><text:line-break/></text:span><text:span text:style-name="T1"><text:line-break/></text:span><text:span text:style-name="T1">Chcę pójść dalej niż prowadzą ludzkie drogi</text:span><text:span text:style-name="T1"><text:line-break/></text:span><text:span text:style-name="T1">W obecności Twojej, Panie,</text:span><text:span text:style-name="T1"><text:line-break/></text:span><text:span text:style-name="T1">Niczego się nie lęka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2">Odpowiesz, gdy zawołam Cię</text:span><text:span text:style-name="T2"><text:line-break/></text:span><text:span text:style-name="T1">i z Tobą już nie lękam się</text:span><text:span text:style-name="T1"><text:line-break/></text:span><text:span text:style-name="T1">Ma dusza w Tobie spocznie bo</text:span><text:span text:style-name="T1"><text:line-break/></text:span><text:span text:style-name="T1">Tyś Bogiem mym, ja jestem Twój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02T18:59:40</meta:creation-date>
    <dc:date>2014-10-27T20:34:42.89</dc:date>
    <dc:language>pl-PL</dc:language>
    <meta:editing-cycles>14</meta:editing-cycles>
    <meta:editing-duration>PT21M22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